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e06fd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ad0f96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8">Тема. <text:span text:style-name="T12">Асоціативні контейнери map, multimap</text:span></text:p>
      <text:p text:style-name="P15"/>
      <text:p text:style-name="P20">Завдання. </text:p>
      <text:p text:style-name="P16">Написати програму яка демонструвала б роботу з map, multimap. Для демонастраціі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6"/>
      <text:p text:style-name="P21"><text:span text:style-name="T9">Індивідуальн</text:span><text:span text:style-name="T10">е</text:span><text:span text:style-name="T9"> завдання.</text:span></text:p>
      <text:list xml:id="list1257238557" text:style-name="L1">
        <text:list-item>
          <text:p text:style-name="P24">Тлумачний словник</text:p>
        </text:list-item>
        <text:list-item>
          <text:p text:style-name="P24">Телефонний довідник</text:p>
        </text:list-item>
        <text:list-item>
          <text:p text:style-name="P24">Реєстрація автомобілів</text:p>
        </text:list-item>
        <text:list-item>
          <text:p text:style-name="P24">Довідник телефонних кодів міста</text:p>
        </text:list-item>
        <text:list-item>
          <text:p text:style-name="P24">Реєстр студентів</text:p>
        </text:list-item>
        <text:list-item>
          <text:p text:style-name="P24">Географічний довідник (країна і інформація про неї)</text:p>
        </text:list-item>
        <text:list-item>
          <text:p text:style-name="P24">Географічний довідник (столиця, країна)</text:p>
        </text:list-item>
        <text:list-item>
          <text:p text:style-name="P24">Річки</text:p>
        </text:list-item>
        <text:list-item>
          <text:p text:style-name="P24">Валютний довідник</text:p>
        </text:list-item>
        <text:list-item>
          <text:p text:style-name="P24">Довідник виробників (модель, країна)</text:p>
        </text:list-item>
        <text:list-item>
          <text:p text:style-name="P24">Довідник <text:span text:style-name="T13">мов програмування</text:span></text:p>
        </text:list-item>
        <text:list-item>
          <text:p text:style-name="P24">Словник для перекладу</text:p>
        </text:list-item>
        <text:list-item>
          <text:p text:style-name="P24"><text:span text:style-name="T9">Покажчик в книзі</text:span></text:p>
        </text:list-item>
      </text:list>
      <text:p text:style-name="P20"/>
      <text:p text:style-name="P17">Текст програми.</text:p>
      <text:p text:style-name="P17"/>
      <text:p text:style-name="P17">Приклад роботи програми.</text:p>
      <text:p text:style-name="P17"/>
      <text:p text:style-name="P17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44:59.820279652</dc:date>
    <meta:editing-duration>PT7H53M25S</meta:editing-duration>
    <meta:editing-cycles>141</meta:editing-cycles>
    <meta:generator>LibreOffice/6.4.7.2$Linux_X86_64 LibreOffice_project/40$Build-2</meta:generator>
    <meta:document-statistic meta:table-count="0" meta:image-count="0" meta:object-count="1" meta:page-count="2" meta:paragraph-count="35" meta:word-count="142" meta:character-count="1091" meta:non-whitespace-character-count="990"/>
  </office:meta>
</office:document-meta>
</file>